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TRAC in the MDSS project</text:p>
      <text:p text:style-name="Standard">Oz DiGennaro</text:p>
      <text:p text:style-name="Standard">28.jan.09</text:p>
      <text:p text:style-name="Standard"/>
      <text:p text:style-name="Standard">We will use the Trac tool to track all feature requests, enhancements, and bugs. <text:s/>Software developers, in general, will perform efforts only if the ticket is in the Trac system and the developer has been assigned.</text:p>
      <text:p text:style-name="Standard"/>
      <text:p text:style-name="Standard">In general, Nathan and Oz will assign tickets to developers. <text:s/>Anyone can add a ticket to the system. <text:s/>We want to use a "low threshhold" to enter tickets, but always initially with Ticket type "... request". <text:s/>A manager (Nathan, or Oz) will modify the Ticket type to "Defect, Task or Enhancement"; and then developers will make efforts to complete the ticket.</text:p>
      <text:p text:style-name="Standard"/>
      <text:p text:style-name="Standard">So, unless a developer is assigned to a ticket and it has ticket type "Defect, Task or Enhancement" (active ticket types), the developer should not work on the ticket. <text:s/>There will be many tickets in the system that we postpone or ignore. <text:s/>This is the method of setting project priorities.</text:p>
      <text:p text:style-name="Standard"/>
      <text:p text:style-name="Standard">The use of components and versions is under development.</text:p>
      <text:p text:style-name="Standard"/>
      <text:p text:style-name="Standard">The typical life cycle of a ticket:</text:p>
      <text:p text:style-name="Standard"/>
      <text:list text:style-name="L1">
        <text:list-item>
          <text:p text:style-name="P1">anyone registers a ticket, using a ticket type ending in "request", assigning to no-one, nathan or oz.</text:p>
        </text:list-item>
        <text:list-item>
          <text:p text:style-name="P1">a manager reviews the ticket and changes the ticket type to Task, Defect, or Enhancement, assigning it to the proper person.</text:p>
        </text:list-item>
        <text:list-item>
          <text:p text:style-name="P1">the assignee completes the ticket, typically be committing one or more files to the SVN repository. <text:s/>Please mention the ticket number in the the commit message.</text:p>
        </text:list-item>
      </text:list>
      <text:p text:style-name="Standard"/>
      <text:p text:style-name="Standard">There will <text:s/>be more details on the use of Trac. <text:s/>You will see Trac in your dreams by the time the project is complete!</text:p>
      <text:p text:style-name="Standard"/>
      <text:p text:style-name="Standard">The URL of our Trac is</text:p>
      <text:p text:style-name="Standard"/>
      <text:p text:style-name="Standard"><text:tab/>https://my-trac.assembla.com/mdss</text:p>
      <text:p text:style-name="Standard"/>
      <text:p text:style-name="Standard">Use your assembla username and password.</text:p>
      <text:p text:style-name="Standard"/>
      <text:p text:style-name="Standard">There is a command-line Trac tool is you want to be sophisticated. <text:s/>Not necessary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Oz DiGennaro</meta:initial-creator>
    <meta:creation-date>2009-01-28T06:20:17</meta:creation-date>
    <dc:creator>Oz DiGennaro</dc:creator>
    <dc:date>2009-01-28T06:46:46</dc:date>
    <meta:editing-cycles>4</meta:editing-cycles>
    <meta:editing-duration>PT25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93" meta:character-count="1682"/>
  </office:meta>
</office:document-meta>
</file>